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" style:parent-style-name="Fuentedepárrafopredeter.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3" style:parent-style-name="Hipervínculo" style:family="text">
      <style:text-properties style:font-name="Arial" style:font-name-complex="Arial" fo:font-weight="bold" style:font-weight-asian="bold" fo:language="en" fo:country="GB"/>
    </style:style>
    <style:style style:name="P4" style:parent-style-name="Standard" style:family="paragraph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P5" style:parent-style-name="Standard" style:family="paragraph">
      <style:text-properties style:font-name="Arial" style:font-name-complex="Arial" fo:language="en" fo:country="GB"/>
    </style:style>
    <style:style style:name="P6" style:parent-style-name="Standard" style:family="paragraph">
      <style:text-properties style:font-name="Arial" style:font-name-complex="Arial"/>
    </style:style>
    <style:style style:name="P7" style:parent-style-name="Standard" style:family="paragraph">
      <style:text-properties style:font-name="Arial" style:font-name-complex="Arial"/>
    </style:style>
    <style:style style:name="P8" style:parent-style-name="Standard" style:family="paragraph"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/>
    </style:style>
    <style:style style:name="P10" style:parent-style-name="Standard" style:family="paragraph">
      <style:text-properties style:font-name="Arial" style:font-name-complex="Arial"/>
    </style:style>
    <style:style style:name="P11" style:parent-style-name="Standard" style:family="paragraph">
      <style:text-properties style:font-name="Arial" style:font-name-complex="Arial"/>
    </style:style>
    <style:style style:name="P12" style:parent-style-name="Standard" style:family="paragraph">
      <style:text-properties style:font-name="Arial" style:font-name-complex="Arial"/>
    </style:style>
    <style:style style:name="T13" style:parent-style-name="Fuentedepárrafopredeter." style:family="text">
      <style:text-properties style:font-name="Arial" style:font-name-complex="Arial"/>
    </style:style>
    <style:style style:name="T14" style:parent-style-name="Fuentedepárrafopredeter." style:family="text">
      <style:text-properties style:font-name="Arial" style:font-name-complex="Arial"/>
    </style:style>
  </office:automatic-styles>
  <office:body>
    <office:text text:use-soft-page-breaks="true">
      <text:p text:style-name="P1">Elección del servicio de Hosting</text:p>
      <text:p text:style-name="Standard"/>
      <text:p text:style-name="Standard"/>
      <text:p text:style-name="Standard"><text:span text:style-name="T2">URL:<text:s/></text:span><text:a xlink:href="https://learntoplay.000webhostapp.com/" office:target-frame-name="_top" xlink:show="replace"><text:span text:style-name="T3">https://learntoplay.000webhostapp.com/</text:span></text:a></text:p>
      <text:p text:style-name="P4"/>
      <text:p text:style-name="P5"/>
      <text:p text:style-name="P6">El primer caso a discutir ha sido si contratar un servidor privado o bien optar por un servicio gratuito.<text:s/></text:p>
      <text:p text:style-name="P7"/>
      <text:p text:style-name="P8">Las ventajas de un servidor privado son<text:s/>que puedes <text:s/>contratar lo que necesites, tanto en Ram, como en disco duro y procesador, además de ofrecer mayor fluidez en la web y evitar todo tipo de publicidad y dominios con nombres publicitarios, así como ofrecer mejor soporte y sufrir menos caídas.</text:p>
      <text:p text:style-name="P9">No<text:s/>obstante, a día de hoy los servicios de hosting gratuitos ofrecen recursos suficientes para pequeñas páginas que están empezando y solo buscan experimentar. Hay caídas frecuentes, pero mayormente están programadas y apenas suponen un problema para el funcionamiento de la web.</text:p>
      <text:p text:style-name="P10"/>
      <text:p text:style-name="P11">Finalmente me decidí por un host gratuito ya que me proporcionaba lo que necesito para que mi web funcione, a pesar de saber que dejará de funcionar una hora al día de forma asegurada. El host elegido ha sido hostinger.es, que ahora<text:s/>usa 000webhost, me ofrece soporte para PHP y MySQL, que es lo que uso en mi web. Su panel de control es bastante sencillo e intuitivo, ofreciendo a su vez un servicio de ftp bastante sencillo de usar. Tienes 1000 MB de almacenamiento y ancho de banda ilimitado. Además ha sido elegido 10 años consecutivos como la mejor plataforma de hosting web gratis, por lo que transmite seguridad y confianza.</text:p>
      <text:p text:style-name="P12"/>
      <text:p text:style-name="Standard"><text:span text:style-name="T13">Estuve viendo otros como dinahosting.com, eshost.com.ar o hostinggratis.com.ve, pero todos ofrecían característic</text:span><text:span text:style-name="T14">as similares a hostinger, así que decidí optar por hostinger ya que había sido elegido varias veces como el mejor y en las pruebas que hice siempre funcionaba bi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rge belmonte galipienso</dc:creator>
    <meta:creation-date>2009-04-16T11:32:00Z</meta:creation-date>
    <dc:date>2018-06-20T04:18:00Z</dc:date>
    <meta:template xlink:href="Normal.dotm" xlink:type="simple"/>
    <meta:editing-cycles>5</meta:editing-cycles>
    <meta:editing-duration>PT180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66" meta:character-count="1726" meta:row-count="12" meta:non-whitespace-character-count="1463"/>
  </office:meta>
</office:document-meta>
</file>